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80000002041AAF7C2DBAB3E2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Trebuchet MS Bold" svg:font-family="'Trebuchet MS Bold'" style:font-family-generic="system" style:font-pitch="variable"/>
  </office:font-face-decls>
  <office:automatic-styles>
    <style:style style:name="Table1" style:family="table">
      <style:table-properties style:width="9.1493in" fo:margin-top="0in" fo:margin-bottom="0in" table:align="center" style:writing-mode="lr-tb"/>
    </style:style>
    <style:style style:name="Table1.A" style:family="table-column">
      <style:table-column-properties style:column-width="1.3868in"/>
    </style:style>
    <style:style style:name="Table1.B" style:family="table-column">
      <style:table-column-properties style:column-width="1.7965in"/>
    </style:style>
    <style:style style:name="Table1.C" style:family="table-column">
      <style:table-column-properties style:column-width="1.7972in"/>
    </style:style>
    <style:style style:name="Table1.D" style:family="table-column">
      <style:table-column-properties style:column-width="1.7979in"/>
    </style:style>
    <style:style style:name="Table1.F" style:family="table-column">
      <style:table-column-properties style:column-width="0.5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B2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C2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D2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E2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F2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B3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C3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D3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E3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F3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A4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B4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C4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D4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E4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F4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A5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B5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C5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D5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E5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F5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Table1.F6" style:family="table-cell">
      <style:table-cell-properties fo:background-color="transparent" fo:padding-left="0.0299in" fo:padding-right="0.0299in" fo:padding-top="0in" fo:padding-bottom="0in" fo:border="0.5pt solid #000000">
        <style:background-image/>
      </style:table-cell-properties>
    </style:style>
    <style:style style:name="P1" style:family="paragraph" style:parent-style-name="Header">
      <style:paragraph-properties fo:margin-top="0in" fo:margin-bottom="0.139in" loext:contextual-spacing="false" fo:text-align="center" style:justify-single-word="false"/>
    </style:style>
    <style:style style:name="P2" style:family="paragraph" style:parent-style-name="Body">
      <style:paragraph-properties fo:margin-top="0in" fo:margin-bottom="0in" loext:contextual-spacing="false" fo:line-height="100%"/>
    </style:style>
    <style:style style:name="P3" style:family="paragraph" style:parent-style-name="Body">
      <style:paragraph-properties fo:margin-top="0in" fo:margin-bottom="0in" loext:contextual-spacing="false" fo:line-height="100%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Body">
      <style:paragraph-properties fo:margin-top="0in" fo:margin-bottom="0in" loext:contextual-spacing="false" fo:line-height="100%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Body">
      <style:paragraph-properties fo:margin-top="0in" fo:margin-bottom="0in" loext:contextual-spacing="false" fo:line-height="100%" fo:orphans="0" fo:widows="0" fo:hyphenation-ladder-count="no-limit"/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6" style:family="paragraph" style:parent-style-name="Body">
      <style:paragraph-properties fo:margin-top="0in" fo:margin-bottom="0in" loext:contextual-spacing="false" fo:line-height="100%" fo:orphans="0" fo:widows="0" fo:hyphenation-ladder-count="no-limit"/>
      <style:text-properties style:font-name="Times New Roman" fo:font-size="12pt" style:font-name-asian="Calibri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7" style:family="paragraph" style:parent-style-name="Body">
      <style:paragraph-properties fo:margin-top="0in" fo:margin-bottom="0in" loext:contextual-spacing="false" fo:line-height="100%" fo:orphans="0" fo:widows="0" fo:hyphenation-ladder-count="no-limit" fo:break-before="page"/>
      <style:text-properties fo:hyphenate="false" fo:hyphenation-remain-char-count="2" fo:hyphenation-push-char-count="2" loext:hyphenation-no-caps="false"/>
    </style:style>
    <style:style style:name="P8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List_20_Paragraph">
      <style:text-properties fo:color="#000000" style:font-name="Times New Roman" fo:font-size="12pt" style:font-size-asian="12pt" style:font-name-complex="Times New Roman1" style:font-size-complex="12pt"/>
    </style:style>
    <style:style style:name="P10" style:family="paragraph" style:parent-style-name="List_20_Paragraph">
      <style:paragraph-properties fo:margin-left="0.5in" fo:margin-right="0in" fo:text-indent="0in" style:auto-text-indent="false"/>
    </style:style>
    <style:style style:name="P11" style:family="paragraph" style:parent-style-name="List_20_Paragraph">
      <style:paragraph-properties fo:margin-left="0.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List_20_Paragraph">
      <style:paragraph-properties fo:margin-left="0.5in" fo:margin-right="0in" fo:text-indent="0in" style:auto-text-indent="false"/>
      <style:text-properties fo:color="#000000" style:font-name="Times New Roman" fo:font-size="12pt" style:font-name-asian="Trebuchet MS" style:font-size-asian="12pt" style:font-name-complex="Times New Roman1" style:font-size-complex="12pt"/>
    </style:style>
    <style:style style:name="P13" style:family="paragraph" style:parent-style-name="List_20_Paragraph">
      <style:paragraph-properties fo:margin-left="0.5in" fo:margin-right="0in" fo:text-indent="0in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4" style:family="paragraph" style:parent-style-name="List_20_Paragraph">
      <style:paragraph-properties fo:margin-left="0in" fo:margin-right="0in" fo:text-indent="0.5in" style:auto-text-indent="false"/>
    </style:style>
    <style:style style:name="P15" style:family="paragraph" style:parent-style-name="Body" style:master-page-name="Standard">
      <style:paragraph-properties fo:margin-top="0in" fo:margin-bottom="0in" loext:contextual-spacing="false" fo:line-height="100%" fo:text-align="center" style:justify-single-word="false" fo:hyphenation-ladder-count="no-limit" style:page-number="auto"/>
      <style:text-properties style:font-name="Times New Roman" fo:font-size="12pt" fo:font-weight="bold" style:font-name-asian="Calibri1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6" style:family="paragraph" style:parent-style-name="Body" style:list-style-name="">
      <style:paragraph-properties fo:margin-top="0in" fo:margin-bottom="0in" loext:contextual-spacing="false" fo:line-height="100%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7" style:family="paragraph" style:parent-style-name="Body">
      <style:paragraph-properties fo:margin-top="0in" fo:margin-bottom="0in" loext:contextual-spacing="false" fo:line-height="100%" fo:text-align="center" style:justify-single-word="false" fo:orphans="0" fo:widows="0" fo:hyphenation-ladder-count="no-limit"/>
      <style:text-properties style:font-name="Times New Roman" fo:font-size="12pt" fo:font-weight="bold" style:font-name-asian="Calibri1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8" style:family="paragraph" style:parent-style-name="Body" style:list-style-name="">
      <style:paragraph-properties fo:margin-top="0in" fo:margin-bottom="0in" loext:contextual-spacing="false" fo:line-height="100%" fo:text-align="center" style:justify-single-word="false" fo:orphans="0" fo:widows="0" fo:hyphenation-ladder-count="no-limit"/>
      <style:text-properties style:font-name="Times New Roman" fo:font-size="12pt" fo:font-weight="bold" style:font-name-asian="Calibri1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19" style:family="paragraph" style:parent-style-name="Body">
      <style:paragraph-properties fo:margin-top="0in" fo:margin-bottom="0in" loext:contextual-spacing="false" fo:line-height="100%" fo:text-align="end" style:justify-single-word="false" fo:orphans="0" fo:widows="0" fo:hyphenation-ladder-count="no-limit"/>
      <style:text-properties style:font-name="Times New Roman" fo:font-size="12pt" fo:font-weight="bold" style:font-name-asian="Calibri1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/>
    </style:style>
    <style:style style:name="P20" style:family="paragraph" style:parent-style-name="Body">
      <style:paragraph-properties fo:margin-top="0in" fo:margin-bottom="0in" loext:contextual-spacing="false" fo:line-height="100%" fo:orphans="0" fo:widows="0" fo:hyphenation-ladder-count="no-limit"/>
      <style:text-properties style:font-name="Times New Roman" fo:font-size="12pt" style:font-name-asian="Calibri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21" style:family="paragraph" style:parent-style-name="Body">
      <style:paragraph-properties fo:margin-top="0in" fo:margin-bottom="0in" loext:contextual-spacing="false" fo:line-height="100%" fo:text-align="center" style:justify-single-word="false" fo:orphans="0" fo:widows="0" fo:hyphenation-ladder-count="no-limit"/>
      <style:text-properties style:font-name="Times New Roman" fo:font-size="12pt" style:font-name-asian="Calibri1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22" style:family="paragraph" style:parent-style-name="List_20_Paragraph">
      <style:text-properties fo:color="#900700" style:font-name="Times New Roman" fo:font-size="12pt" style:font-size-asian="12pt" style:font-name-complex="Times New Roman1" style:font-size-complex="12pt"/>
    </style:style>
    <style:style style:name="P23" style:family="paragraph" style:parent-style-name="List_20_Paragraph" style:list-style-name="WW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24" style:family="paragraph" style:parent-style-name="List_20_Paragraph" style:list-style-name="WWNum3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color="#000000" style:font-name="Times New Roman" fo:font-size="12pt" style:font-size-asian="12pt" style:font-name-complex="Times New Roman1" style:font-size-complex="12pt"/>
    </style:style>
    <style:style style:name="P25" style:family="paragraph" style:parent-style-name="List_20_Paragraph" style:list-style-name="WWNum6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6" style:family="paragraph" style:parent-style-name="List_20_Paragraph">
      <style:paragraph-properties fo:margin-left="0.5in" fo:margin-right="0in" fo:text-indent="0in" style:auto-text-indent="false"/>
      <style:text-properties fo:color="#900700" style:font-name="Times New Roman" fo:font-size="12pt" style:font-size-asian="12pt" style:font-name-complex="Times New Roman1" style:font-size-complex="12pt"/>
    </style:style>
    <style:style style:name="P27" style:family="paragraph" style:parent-style-name="List_20_Paragraph">
      <style:paragraph-properties fo:margin-left="0in" fo:margin-right="0in" fo:text-indent="0.5in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name-asian="Calibri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nl" fo:country="NL" fo:font-weight="bold" style:font-name-asian="Calibri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Calibri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15596" style:font-name-asian="Calibri1" style:font-size-asian="12pt" style:font-name-complex="Times New Roman1" style:font-size-complex="12pt"/>
    </style:style>
    <style:style style:name="T5" style:family="text">
      <style:text-properties style:font-name="Times New Roman" fo:font-size="12pt" fo:language="fr" fo:country="FR" fo:font-weight="bold" style:font-name-asian="Calibri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color="#0000ff" style:font-name="Times New Roman" fo:font-size="12pt" style:text-underline-style="solid" style:text-underline-width="auto" style:text-underline-color="font-color" style:font-size-asian="12pt" style:font-name-complex="Times New Roman1" style:font-size-complex="12pt" loext:padding="0in" loext:border="none"/>
    </style:style>
    <style:style style:name="T8" style:family="text">
      <style:text-properties fo:color="#ad1915" style:font-name="Times New Roman" fo:font-size="12pt" style:font-name-asian="Calibri1" style:font-size-asian="12pt" style:font-name-complex="Times New Roman1" style:font-size-complex="12pt"/>
    </style:style>
    <style:style style:name="T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0" style:family="text">
      <style:text-properties fo:color="#000000"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12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 loext:padding="0in" loext:border="none"/>
    </style:style>
    <style:style style:name="T13" style:family="text">
      <style:text-properties fo:color="#900700" style:font-name="Times New Roman" fo:font-size="12pt" style:font-size-asian="12pt" style:font-name-complex="Times New Roman1" style:font-size-complex="12pt"/>
    </style:style>
    <style:style style:name="T14" style:family="text">
      <style:text-properties fo:color="#900700" style:font-name="Times New Roman" fo:font-size="12pt" fo:font-weight="normal" style:font-size-asian="12pt" style:font-weight-asian="normal" style:font-name-complex="Times New Roman1" style:font-size-complex="12pt"/>
    </style:style>
    <style:style style:name="T15" style:family="text">
      <style:text-properties fo:color="#900700" fo:background-color="#ffffff" loext:char-shading-value="0"/>
    </style:style>
    <style:style style:name="T16" style:family="text">
      <style:text-properties fo:color="#900700" style:font-name="inherit" fo:background-color="#ffffff" loext:char-shading-value="0" loext:padding="0in" loext:border="none"/>
    </style:style>
    <style:style style:name="T17" style:family="text">
      <style:text-properties fo:color="#c00000" style:font-name="inherit" fo:background-color="#ffffff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 610 Module Eight Exercise Guidelines and Rubric</text:p>
      <text:p text:style-name="P3"><text:span text:style-name="T2">Overview:</text:span><text:span text:style-name="T3"> The capital modeling approach often uses complex methods such as the Monte Carlo simulation to estimate with greater precision and </text:span><text:span text:style-name="T4">m</text:span><text:span text:style-name="T3">confidence than a limited data set might otherwise allow.</text:span></text:p>
      <text:p text:style-name="P2"><text:span text:style-name="T5">Prompt :</text:span><text:span text:style-name="T3"> For this exercise, execute the steps of a Monte Carlo simulation for determining maximum annual “Collision” loss with 99.99% certainty. Use the provided IIHS Data document, which uses data from the </text:span><text:a xlink:type="simple" xlink:href="http://www.iihs.org/iihs/topics/insurance-loss-information" text:style-name="Standard" text:visited-style-name="Standard"><text:span text:style-name="T7">Insurance Institute for Highway Safety (IIHS)</text:span></text:a><text:span text:style-name="T3"> on insurance losses by make and model. <text:s/></text:span></text:p>
      <text:p text:style-name="P4"><text:span text:style-name="T3"><text:tab/>Example R code in </text:span><text:span text:style-name="T8">red</text:span><text:span text:style-name="T3">:</text:span></text:p>
      <text:list xml:id="list1554702261" text:style-name="WWNum3">
        <text:list-item>
          <text:p text:style-name="P24">Use R to draw a sample from a Poisson distribution with a mean equal to the average number of loss events per year. </text:p>
        </text:list-item>
      </text:list>
      <text:p text:style-name="P26">iihs_data_EX8 &lt;- read.csv(“~/iihs_data_for_EX_8.csv”)</text:p>
      <text:p text:style-name="P10"><text:span text:style-name="NormalTok"><text:span text:style-name="T13">iihs_data_EX8 &lt;-</text:span></text:span><text:span text:style-name="StringTok"><text:span text:style-name="T13"> </text:span></text:span><text:span text:style-name="KeywordTok"><text:span text:style-name="T14">na.omit</text:span></text:span><text:span text:style-name="NormalTok"><text:span text:style-name="T13">(iihs_data_EX8) </text:span></text:span></text:p>
      <text:p text:style-name="P10"><text:span text:style-name="KeywordTok"><text:span text:style-name="T14">rownames</text:span></text:span><text:span text:style-name="NormalTok"><text:span text:style-name="T13">(iihs_data_EX8) &lt;-</text:span></text:span><text:span text:style-name="StringTok"><text:span text:style-name="T13"> </text:span></text:span><text:span text:style-name="OtherTok"><text:span text:style-name="T13">NULL</text:span></text:span></text:p>
      <text:p text:style-name="P26">View(iihs_data_EX8)</text:p>
      <text:p text:style-name="P26">table(iihs_data_EX8$YEAR)</text:p>
      <text:p text:style-name="P26">table(iihs_data_EX8$YEAR)*mean(iihs_data_EX8$Collision.) <text:s text:c="2"/># take note of these values</text:p>
      <text:p text:style-name="P11"/>
      <text:p text:style-name="P26">yearMean &lt;- mean(table(iihs_data_EX8$YEAR))</text:p>
      <text:p text:style-name="P26">rpois(10, yearMean) <text:s text:c="3"/># 10 samples</text:p>
      <text:p text:style-name="P26">rpois(1, yearMean)<text:tab/># <text:s/>1 sample</text:p>
      <text:list xml:id="list165750797280236" text:continue-numbering="true" text:style-name="WWNum3">
        <text:list-item>
          <text:p text:style-name="P24">Determine the average and standard deviation of the “Collision” loss amount. </text:p>
        </text:list-item>
      </text:list>
      <text:p text:style-name="List_20_Paragraph"><text:span text:style-name="T9"><text:tab/></text:span><text:span text:style-name="T13">m &lt;- mean(iihs_data_EX8$Collision.)</text:span></text:p>
      <text:p text:style-name="P22"><text:tab/>s &lt;- sd(iihs_data_EX8$Collision.)</text:p>
      <text:p text:style-name="List_20_Paragraph"><text:span text:style-name="T13"><text:tab/>mu &lt;- </text:span><text:span text:style-name="f471"><text:span text:style-name="T13">log(m/sqrt(1+(s^2/m^2)))</text:span></text:span><text:span text:style-name="T13"><text:tab/># mean lognormal distribution</text:span></text:p>
      <text:p text:style-name="P22"><text:tab/>sigma &lt;- sqrt(log(1+s^2/m^2))</text:p>
      <text:p text:style-name="P8"/>
      <text:list xml:id="list165751308412855" text:continue-numbering="true" text:style-name="WWNum3">
        <text:list-item>
          <text:p text:style-name="P24">Using R, draw a sample value from a lognormal distribution. </text:p>
        </text:list-item>
      </text:list>
      <text:p text:style-name="List_20_Paragraph"><text:span text:style-name="T9"><text:tab/></text:span><text:span text:style-name="T13">rlnorm(10,mu,sigma) <text:s text:c="3"/># 10 samples</text:span></text:p>
      <text:p text:style-name="P22"><text:tab/>rlnorm(1,mu,sigma) <text:s text:c="5"/># 1 sample</text:p>
      <text:list xml:id="list165752128873027" text:continue-numbering="true" text:style-name="WWNum3">
        <text:list-item>
          <text:p text:style-name="P23"><text:span text:style-name="T9">Multiply the random value drawn from the Poisson distribution by the random value drawn from the lognormal distribution. What is the amount? <text:line-break/></text:span><text:span text:style-name="T15">rpois(1,yearMean)* rlnorm(1,mu,sigma)</text:span></text:p>
        </text:list-item>
      </text:list>
      <text:p text:style-name="P12"/>
      <text:list xml:id="list165751944322339" text:continue-numbering="true" text:style-name="WWNum3">
        <text:list-item>
          <text:p text:style-name="P23"><text:span text:style-name="T11">Repeat Step 4, four more times</text:span><text:span text:style-name="T9">. What is the </text:span><text:span text:style-name="T11">maximum product</text:span><text:span text:style-name="T9"> from the </text:span><text:span text:style-name="T11">five iterations of this process</text:span><text:span text:style-name="T9">? How many times would this process need to be repeated to reach a 99.9% confidence level regarding maximum likely annual loss to fraudulent claims </text:span><text:span text:style-name="T11">(located </text:span><text:bookmark text:name="_GoBack"/><text:span text:style-name="T11">in Ch.12</text:span><text:span text:style-name="T9">)?</text:span></text:p>
        </text:list-item>
      </text:list>
      <text:p text:style-name="P9"/>
      <text:p text:style-name="P10"><text:span text:style-name="T16">rpois(1,yearMean)* rlnorm(1,mu,sigma)<text:line-break/></text:span><text:soft-page-break/><text:span text:style-name="T16">rpois(1,yearMean)* rlnorm(1,mu,sigma)<text:line-break/>rpois(1,yearMean)* rlnorm(1,mu,sigma)<text:line-break/>rpois(1,yearMean)* rlnorm(1,mu,sigma)</text:span><text:span text:style-name="T17"><text:line-break/></text:span><text:span text:style-name="T12">You then take the maximum iteration from the above numbers (aka the highest number). To reach 99.9% confidence level, this process would have to be run at least 1000 times and then take the 1000th value after sorting the results in ascending order.</text:span></text:p>
      <text:p text:style-name="P13"/>
      <text:p text:style-name="P7"><text:span text:style-name="T3">The response should address the following </text:span><text:span text:style-name="T1">critical elements</text:span><text:span text:style-name="T3">:</text:span></text:p>
      <text:list xml:id="list2865066090" text:style-name="WWNum6">
        <text:list-item>
          <text:p text:style-name="P25">Average Loss Frequency </text:p>
        </text:list-item>
      </text:list>
      <text:p text:style-name="P27">The average loss frequency should be randomly drawn from an appropriate Poisson distribution.</text:p>
      <text:list xml:id="list165750932408058" text:continue-numbering="true" text:style-name="WWNum6">
        <text:list-item>
          <text:p text:style-name="P25">Average Loss Severity </text:p>
        </text:list-item>
      </text:list>
      <text:p text:style-name="P14"><text:span text:style-name="T9">The average loss severity should be randomly drawn from an appropriate </text:span><text:span text:style-name="T6">lognormal</text:span><text:span text:style-name="T9"> distribution.</text:span></text:p>
      <text:list xml:id="list165751755864508" text:continue-numbering="true" text:style-name="WWNum6">
        <text:list-item>
          <text:p text:style-name="P25">Maximum Total Loss </text:p>
        </text:list-item>
      </text:list>
      <text:p text:style-name="P27">The maximum loss should be correctly derived from Monte Carlo approximation of maximum loss distribution.</text:p>
      <text:list xml:id="list165751242833787" text:continue-numbering="true" text:style-name="WWNum6">
        <text:list-item>
          <text:p text:style-name="P25">Monte Carlo Extrapolation process</text:p>
        </text:list-item>
      </text:list>
      <text:p text:style-name="P10"><text:span text:style-name="T9">Describe </text:span><text:span text:style-name="T10">t</text:span><text:span text:style-name="T9">he process to reach 99.9% confidence level and explain real-world situations or problems that are good candidates for Monte Carlo simulation extrapolation solutions.</text:span></text:p>
      <text:p text:style-name="P4"><text:span text:style-name="T1">Guidelines for Submission:</text:span><text:span text:style-name="T3"> This submission must be one to two pages in length and must use double spacing, 12-point Times New Roman font, and one-inch margins. Citations must use APA format. </text:span></text:p>
      <text:h text:style-name="P18" text:outline-level="1">Rubric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17">Critical Elements</text:p>
          </table:table-cell>
          <table:table-cell table:style-name="Table1.A1" office:value-type="string">
            <text:p text:style-name="P17">Exemplary (100%)</text:p>
          </table:table-cell>
          <table:table-cell table:style-name="Table1.A1" office:value-type="string">
            <text:p text:style-name="P17">Proficient (90%)</text:p>
          </table:table-cell>
          <table:table-cell table:style-name="Table1.A1" office:value-type="string">
            <text:p text:style-name="P17">Needs Improvement (70%)</text:p>
          </table:table-cell>
          <table:table-cell table:style-name="Table1.A1" office:value-type="string">
            <text:p text:style-name="P17">Not Evident (0%)</text:p>
          </table:table-cell>
          <table:table-cell table:style-name="Table1.A1" office:value-type="string">
            <text:p text:style-name="P17">Value</text:p>
          </table:table-cell>
        </table:table-row>
        <table:table-row table:style-name="Table1.1">
          <table:table-cell table:style-name="Table1.A2" office:value-type="string">
            <text:p text:style-name="P17">Average Loss Frequency</text:p>
          </table:table-cell>
          <table:table-cell table:style-name="Table1.B2" office:value-type="string">
            <text:p text:style-name="P6">Meets “Proficient” criteria and references a process to incorporate new results</text:p>
          </table:table-cell>
          <table:table-cell table:style-name="Table1.C2" office:value-type="string">
            <text:p text:style-name="P6">Randomly draws average loss frequency from an appropriate Poisson distribution</text:p>
          </table:table-cell>
          <table:table-cell table:style-name="Table1.D2" office:value-type="string">
            <text:p text:style-name="P6">Estimates/derives average loss frequency from sample file</text:p>
            <text:p text:style-name="P5"/>
          </table:table-cell>
          <table:table-cell table:style-name="Table1.E2" office:value-type="string">
            <text:p text:style-name="P6">Does not provide estimation of average loss frequency</text:p>
          </table:table-cell>
          <table:table-cell table:style-name="Table1.F2" office:value-type="string">
            <text:p text:style-name="P21">25</text:p>
          </table:table-cell>
        </table:table-row>
        <table:table-row table:style-name="Table1.3">
          <table:table-cell table:style-name="Table1.A3" office:value-type="string">
            <text:p text:style-name="P17">Average Loss Severity</text:p>
          </table:table-cell>
          <table:table-cell table:style-name="Table1.B3" office:value-type="string">
            <text:p text:style-name="P6">Meets “Proficient” criteria and references a process to incorporate new results</text:p>
          </table:table-cell>
          <table:table-cell table:style-name="Table1.C3" office:value-type="string">
            <text:p text:style-name="P6">Randomly draws average loss severity from an appropriate Poisson distribution</text:p>
          </table:table-cell>
          <table:table-cell table:style-name="Table1.D3" office:value-type="string">
            <text:p text:style-name="P6">Estimates/derives average loss severity from sample file</text:p>
          </table:table-cell>
          <table:table-cell table:style-name="Table1.E3" office:value-type="string">
            <text:p text:style-name="P6">Does not provide estimation of average loss severity</text:p>
            <text:p text:style-name="P5"/>
          </table:table-cell>
          <table:table-cell table:style-name="Table1.F3" office:value-type="string">
            <text:p text:style-name="P21">25</text:p>
          </table:table-cell>
        </table:table-row>
        <table:table-row table:style-name="Table1.1">
          <table:table-cell table:style-name="Table1.A4" office:value-type="string">
            <text:p text:style-name="P17">Maximum Total Loss</text:p>
          </table:table-cell>
          <table:table-cell table:style-name="Table1.B4" office:value-type="string">
            <text:p text:style-name="P6">Meets “Proficient” criteria and references a process for evaluating confidence level of Monte Carlo approximation</text:p>
          </table:table-cell>
          <table:table-cell table:style-name="Table1.C4" office:value-type="string">
            <text:p text:style-name="P6">Derives maximum loss from Monte Carlo approximation of maximum loss distribution</text:p>
            <text:p text:style-name="P5"/>
          </table:table-cell>
          <table:table-cell table:style-name="Table1.D4" office:value-type="string">
            <text:p text:style-name="P6">Derives maximum loss from average loss frequency and severity estimates</text:p>
            <text:p text:style-name="P5"/>
          </table:table-cell>
          <table:table-cell table:style-name="Table1.E4" office:value-type="string">
            <text:p text:style-name="P6">Does not provide maximum loss estimate </text:p>
            <text:p text:style-name="P5"/>
          </table:table-cell>
          <table:table-cell table:style-name="Table1.F4" office:value-type="string">
            <text:p text:style-name="P21">25</text:p>
          </table:table-cell>
        </table:table-row>
        <table:table-row table:style-name="Table1.1">
          <table:table-cell table:style-name="Table1.A5" office:value-type="string">
            <text:p text:style-name="P17">Extrapolation</text:p>
          </table:table-cell>
          <table:table-cell table:style-name="Table1.B5" office:value-type="string">
            <text:p text:style-name="P6">Meets “Proficient” criteria and references a process to reach any confidence level</text:p>
          </table:table-cell>
          <table:table-cell table:style-name="Table1.C5" office:value-type="string">
            <text:p text:style-name="P6">Describes process to reach 99.9% confidence level </text:p>
            <text:p text:style-name="P5"/>
          </table:table-cell>
          <table:table-cell table:style-name="Table1.D5" office:value-type="string">
            <text:p text:style-name="P6">Describes criteria to reach 99.9% confidence level</text:p>
            <text:p text:style-name="P5"/>
          </table:table-cell>
          <table:table-cell table:style-name="Table1.E5" office:value-type="string">
            <text:p text:style-name="P6">Does not describe process</text:p>
            <text:p text:style-name="P6"/>
            <text:p text:style-name="P5"/>
          </table:table-cell>
          <table:table-cell table:style-name="Table1.F5" office:value-type="string">
            <text:p text:style-name="P21">25</text:p>
          </table:table-cell>
        </table:table-row>
        <table:table-row table:style-name="Table1.1">
          <table:table-cell table:style-name="Table1.A1" table:number-columns-spanned="5" office:value-type="string">
            <text:p text:style-name="P19">Earned Total</text:p>
          </table:table-cell>
          <table:covered-table-cell/>
          <table:covered-table-cell/>
          <table:covered-table-cell/>
          <table:covered-table-cell/>
          <table:table-cell table:style-name="Table1.F6" office:value-type="string">
            <text:p text:style-name="P17">100%</text:p>
          </table:table-cell>
        </table:table-row>
      </table:table>
      <text:h text:style-name="P16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  <style:font-face style:name="Trebuchet MS Bold" svg:font-family="'Trebuchet MS 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false" style:font-name-asian="Arial Unicode MS" style:font-size-asian="10pt" style:language-asian="en" style:country-asian="US" style:font-name-complex="Times New Roman1" style:font-size-complex="10pt" style:language-complex="ar" style:country-complex="SA" loext:padding="0in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padding="0in" fo:border="non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in" fo:margin-bottom="0in" loext:contextual-spacing="false" fo:text-align="start" style:justify-single-word="false" fo:orphans="2" fo:widows="2" fo:padding="0in" fo:border="none" style:writing-mode="lr-tb">
        <style:tab-stops>
          <style:tab-stop style:position="3in" style:type="center"/>
          <style:tab-stop style:position="6in" style:type="right"/>
        </style:tab-stops>
      </style:paragraph-properties>
      <style:text-properties fo:color="#000000" style:font-name="Cambria" fo:font-family="Cambria" style:font-family-generic="roman" style:font-pitch="variable" fo:font-size="11pt" style:text-underline-style="none" style:font-name-asian="Cambria1" style:font-family-asian="Cambria" style:font-family-generic-asian="system" style:font-pitch-asian="variable" style:font-size-asian="11pt" style:font-name-complex="Cambria1" style:font-family-complex="Cambria" style:font-family-generic-complex="system" style:font-pitch-complex="variable" style:font-size-complex="11pt"/>
    </style:style>
    <style:style style:name="Header_20__26__20_Footer" style:display-name="Header &amp; Footer" style:family="paragraph" style:default-outline-level="">
      <style:paragraph-properties fo:margin-top="0in" fo:margin-bottom="0in" loext:contextual-spacing="false" fo:text-align="start" style:justify-single-word="false" fo:orphans="2" fo:widows="2" fo:padding="0in" fo:border="none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Body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padding="0in" fo:border="none" style:writing-mode="lr-tb"/>
      <style:text-properties fo:color="#000000" style:font-name="Cambria" fo:font-family="Cambria" style:font-family-generic="roman" style:font-pitch="variable" fo:font-size="11pt" style:text-underline-style="none" style:font-name-asian="Cambria1" style:font-family-asian="Cambria" style:font-family-generic-asian="system" style:font-pitch-asian="variable" style:font-size-asian="11pt" style:font-name-complex="Cambria1" style:font-family-complex="Cambria" style:font-family-generic-complex="system" style:font-pitch-complex="variable" style:font-size-complex="11pt"/>
    </style:style>
    <style:style style:name="List_20_Paragraph" style:display-name="List Paragraph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fo:padding="0in" fo:border="none" style:writing-mode="lr-tb"/>
      <style:text-properties fo:color="#ad1915" style:font-name="Calibri" fo:font-family="Calibri" style:font-family-generic="roman" style:font-pitch="variable" fo:font-size="11pt" style:text-underline-style="non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umbering_20_Symbols" style:display-name="Numbering Symbols" style:family="text"/>
    <style:style style:name="KeywordTok" style:family="text" style:parent-style-name="Default_20_Paragraph_20_Font">
      <style:text-properties fo:color="#204a87" style:font-name="Consolas" fo:font-family="Consolas" style:font-family-generic="roman" style:font-pitch="variable" fo:font-weight="bold" fo:background-color="#f8f8f8" style:font-weight-asian="bold" style:font-name-complex="Consolas1" style:font-family-complex="Consolas" style:font-family-generic-complex="system" style:font-pitch-complex="variable" style:font-weight-complex="normal"/>
    </style:style>
    <style:style style:name="StringTok" style:family="text" style:parent-style-name="Default_20_Paragraph_20_Font">
      <style:text-properties fo:color="#4e9a06" style:font-name="Consolas" fo:font-family="Consolas" style:font-family-generic="roman" style:font-pitch="variable" fo:background-color="#f8f8f8" style:font-name-complex="Consolas1" style:font-family-complex="Consolas" style:font-family-generic-complex="system" style:font-pitch-complex="variable"/>
    </style:style>
    <style:style style:name="NormalTok" style:family="text" style:parent-style-name="Default_20_Paragraph_20_Font">
      <style:text-properties style:font-name="Consolas" fo:font-family="Consolas" style:font-family-generic="roman" style:font-pitch="variable" fo:background-color="#f8f8f8" style:font-name-complex="Consolas1" style:font-family-complex="Consolas" style:font-family-generic-complex="system" style:font-pitch-complex="variable"/>
    </style:style>
    <style:style style:name="OtherTok" style:family="text" style:parent-style-name="Default_20_Paragraph_20_Font">
      <style:text-properties fo:color="#8f5902" style:font-name="Consolas" fo:font-family="Consolas" style:font-family-generic="roman" style:font-pitch="variable" fo:background-color="#f8f8f8" style:font-name-complex="Consolas1" style:font-family-complex="Consolas" style:font-family-generic-complex="system" style:font-pitch-complex="variable"/>
    </style:style>
    <style:style style:name="DecValTok" style:family="text" style:parent-style-name="Default_20_Paragraph_20_Font">
      <style:text-properties fo:color="#0000cf" style:font-name="Consolas" fo:font-family="Consolas" style:font-family-generic="roman" style:font-pitch="variable" fo:font-size="11pt" fo:background-color="#f8f8f8" style:font-size-asian="11pt" style:font-name-complex="Consolas1" style:font-family-complex="Consolas" style:font-family-generic-complex="system" style:font-pitch-complex="variable"/>
    </style:style>
    <style:style style:name="f471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7" style:display-name="ListLabel 7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style:text-underline-style="none" style:font-name-asian="Trebuchet MS" style:font-family-asian="'Trebuchet MS'" style:font-family-generic-asian="system" style:font-pitch-asian="variable" style:font-name-complex="Trebuchet MS" style:font-family-complex="'Trebuchet MS'" style:font-family-generic-complex="system" style:font-pitch-complex="variable"/>
    </style:style>
    <style:style style:name="ListLabel_20_11" style:display-name="ListLabel 11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2" style:display-name="ListLabel 12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4" style:display-name="ListLabel 14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5" style:display-name="ListLabel 15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6" style:display-name="ListLabel 16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" style:display-name="ListLabel 17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9" style:display-name="ListLabel 19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0" style:display-name="ListLabel 20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1" style:display-name="ListLabel 21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2" style:display-name="ListLabel 22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3" style:display-name="ListLabel 23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4" style:display-name="ListLabel 24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5" style:display-name="ListLabel 25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6" style:display-name="ListLabel 26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7" style:display-name="ListLabel 27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28" style:display-name="ListLabel 28" style:family="text">
      <style:text-properties fo:color="#000000" style:text-underline-style="none" fo:font-weight="bold" style:font-name-asian="Trebuchet MS Bold" style:font-family-asian="'Trebuchet MS Bold'" style:font-family-generic-asian="system" style:font-pitch-asian="variable" style:font-weight-asian="bold" style:font-name-complex="Trebuchet MS Bold" style:font-family-complex="'Trebuchet MS Bold'" style:font-family-generic-complex="system" style:font-pitch-complex="variable" style:font-weight-complex="bold"/>
    </style:style>
    <style:style style:name="ListLabel_20_29" style:display-name="ListLabel 29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0" style:display-name="ListLabel 30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1" style:display-name="ListLabel 31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2" style:display-name="ListLabel 32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3" style:display-name="ListLabel 33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4" style:display-name="ListLabel 34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5" style:display-name="ListLabel 35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6" style:display-name="ListLabel 36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7" style:display-name="ListLabel 37" style:family="text">
      <style:text-properties fo:color="#000000" style:text-underline-style="none" fo:font-weight="bold" style:font-name-asian="Trebuchet MS Bold" style:font-family-asian="'Trebuchet MS Bold'" style:font-family-generic-asian="system" style:font-pitch-asian="variable" style:font-weight-asian="bold" style:font-name-complex="Trebuchet MS Bold" style:font-family-complex="'Trebuchet MS Bold'" style:font-family-generic-complex="system" style:font-pitch-complex="variable" style:font-weight-complex="bold"/>
    </style:style>
    <style:style style:name="ListLabel_20_38" style:display-name="ListLabel 38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39" style:display-name="ListLabel 39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40" style:display-name="ListLabel 40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41" style:display-name="ListLabel 41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42" style:display-name="ListLabel 42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43" style:display-name="ListLabel 43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44" style:display-name="ListLabel 44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45" style:display-name="ListLabel 45" style:family="text">
      <style:text-properties fo:color="#000000" style:text-underline-style="non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ListLabel_20_46" style:display-name="ListLabel 46" style:family="text">
      <style:text-properties fo:color="#000000" style:text-underline-style="none" style:font-name-asian="Trebuchet MS" style:font-family-asian="'Trebuchet MS'" style:font-family-generic-asian="system" style:font-pitch-asian="variable" style:font-name-complex="Trebuchet MS" style:font-family-complex="'Trebuchet MS'" style:font-family-generic-complex="system" style:font-pitch-complex="variable"/>
    </style:style>
    <style:style style:name="ListLabel_20_47" style:display-name="ListLabel 47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8" style:display-name="ListLabel 48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49" style:display-name="ListLabel 49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0" style:display-name="ListLabel 50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2" style:display-name="ListLabel 52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3" style:display-name="ListLabel 53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4" style:display-name="ListLabel 54" style:family="text">
      <style:text-properties fo:color="#000000" style:text-underline-style="non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0" style:display-name="List 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fficeArt object" text:anchor-type="as-char" svg:width="3in" svg:height="0.4445in" draw:z-index="3"><draw:image xlink:href="Pictures/10000201000000D80000002041AAF7C2DBAB3E25.png" xlink:type="simple" xlink:show="embed" xlink:actuate="onLoad" loext:mime-type="image/png"/></draw:frame></text:p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nnison, Laura</meta:initial-creator>
    <meta:editing-cycles>34</meta:editing-cycles>
    <meta:creation-date>2015-06-08T14:32:00</meta:creation-date>
    <dc:date>2021-11-30T16:52:14.533787788</dc:date>
    <meta:editing-duration>P2DT19H39M58S</meta:editing-duration>
    <meta:generator>LibreOffice/6.4.7.2$Linux_X86_64 LibreOffice_project/40$Build-2</meta:generator>
    <meta:document-statistic meta:table-count="1" meta:image-count="1" meta:object-count="0" meta:page-count="4" meta:paragraph-count="69" meta:word-count="609" meta:character-count="4321" meta:non-whitespace-character-count="3755"/>
    <meta:user-defined meta:name="AppVersion">16.0000</meta:user-defined>
    <meta:user-defined meta:name="Company">Southern NH University</meta:user-defined>
    <meta:user-defined meta:name="ContentTypeId">0x01010019267F6D1A260A4394C18F5AF72445E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